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Code" svg:font-family="'Fira Code', 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Criando Migrations</text:p>
      <text:p text:style-name="P1"/>
      <text:p text:style-name="P2"/>
      <text:p text:style-name="P2">yarn sequelize migration:create --name=create-users</text:p>
      <text:p text:style-name="P2"/>
      <text:p text:style-name="P2"/>
      <text:p text:style-name="P4">Rodando Migrations</text:p>
      <text:p text:style-name="P2">yarn sequelize db:migrate</text:p>
      <text:p text:style-name="P2"/>
      <text:p text:style-name="P2"/>
      <text:p text:style-name="P1"><text:span text:style-name="T1">Desfazendo</text:span> <text:span text:style-name="T1">Migration</text:span></text:p>
      <text:p text:style-name="P2">yarn sequelize db:migrate:undo</text:p>
      <text:p text:style-name="P3"/>
      <text:p text:style-name="Standard"/>
      <text:p text:style-name="Standard"/>
      <text:p text:style-name="P2"><text:tab/><text:tab/><text:tab/> <text:s text:c="2"/><text:span text:style-name="T1">criando o database (banco de dados relacional)<text:line-break/></text:span><text:line-break/>1 - docker run --name database -e POSGRES_PASSWORD=docker -p 5432:5432 -d postgres<text:line-break/>2 - baixar o postbird para administrar<text:line-break/><text:line-break/><text:line-break/><text:tab/><text:tab/><text:tab/> <text:s text:c="2"/><text:span text:style-name="T1">criando o mongobarber (banco nosql - não relacional)</text:span><text:line-break/><text:line-break/>1 - docker run --name mongobarber -p 27017:27017 -d -t mongo<text:line-break/>2 - baixar o mongodb community para administrar</text:p>
      <text:p text:style-name="Standard"><text:line-break/><text:line-break/><text:tab/><text:tab/> <text:tab/> <text:s text:c="2"/><text:span text:style-name="T1">criando a fila com redis (redisbarber)</text:span><text:line-break/><text:line-break/>1 - docker run --name redisbarber -p 6379:6379 -d -t redis:alpine<text:line-break/></text:p>
      <text:p text:style-name="Standard"/>
      <text:p text:style-name="Standard"/>
      <text:p text:style-name="Standard"/>
      <text:p text:style-name="Standard"/>
      <text:p text:style-name="P3">1- Iniciar o docker</text:p>
      <text:p text:style-name="Standard">docker start name_db</text:p>
      <text:p text:style-name="P3">2- Iniciar o redis</text:p>
      <text:p text:style-name="P5">yarn queu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Code" svg:font-family="'Fira Code', 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Andrade Lopes</meta:initial-creator>
    <meta:creation-date>2019-10-05T10:04:17.92</meta:creation-date>
    <dc:date>2019-10-16T13:14:00.98</dc:date>
    <dc:creator>Daniel de Andrade Lopes</dc:creator>
    <meta:editing-duration>PT37M29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12" meta:word-count="103" meta:character-count="690"/>
  </office:meta>
</office:document-meta>
</file>